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598in" svg:y="1.3075in">
            <draw:object draw:notify-on-update-of-ranges="Sheet1.A3:Sheet1.A5 Sheet1.B1:Sheet1.B1 Sheet1.B3:Sheet1.B5 Sheet1.D1:Sheet1.D1 Sheet1.D3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146in" svg:y="1.4138in">
            <draw:object draw:notify-on-update-of-ranges="Sheet1.A3:Sheet1.A5 Sheet1.B1:Sheet1.B1 Sheet1.C3:Sheet1.C5 Sheet1.B1:Sheet1.B1 Sheet1.D1:Sheet1.D1 Sheet1.E3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Dynamic</text:p>
          </table:table-cell>
          <table:covered-table-cell/>
          <table:table-cell table:style-name="ce1" office:value-type="string" calcext:value-type="string" table:number-columns-spanned="2" table:number-rows-spanned="1">
            <text:p>Static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1</text:p>
          </table:table-cell>
          <table:table-cell table:formula="of:=998.9104+997.1101+993.9509" office:value-type="float" office:value="2989.9714" calcext:value-type="float">
            <text:p>2989.9714</text:p>
          </table:table-cell>
          <table:table-cell table:formula="of:=45.8505+52.1144+44.0828" office:value-type="float" office:value="142.0477" calcext:value-type="float">
            <text:p>142.0477</text:p>
          </table:table-cell>
          <table:table-cell table:formula="of:=999.8142+999.4924+999.6552" office:value-type="float" office:value="2998.9618" calcext:value-type="float">
            <text:p>2998.9618</text:p>
          </table:table-cell>
          <table:table-cell table:formula="of:=58.2712+86.3271+96.3379" office:value-type="float" office:value="240.9362" calcext:value-type="float">
            <text:p>240.9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2</text:p>
          </table:table-cell>
          <table:table-cell table:formula="of:=999.5767+996.7059+998.49" office:value-type="float" office:value="2994.7726" calcext:value-type="float">
            <text:p>2994.7726</text:p>
          </table:table-cell>
          <table:table-cell table:formula="of:=57.9397+67.6766+69.4233" office:value-type="float" office:value="195.0396" calcext:value-type="float">
            <text:p>195.0396</text:p>
          </table:table-cell>
          <table:table-cell table:formula="of:=999.1582+999.9336+999.7731" office:value-type="float" office:value="2998.8649" calcext:value-type="float">
            <text:p>2998.8649</text:p>
          </table:table-cell>
          <table:table-cell table:formula="of:=95.5404+87.1809+95.5507" office:value-type="float" office:value="278.272" calcext:value-type="float">
            <text:p>278.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3</text:p>
          </table:table-cell>
          <table:table-cell table:formula="of:=987.4476+996.6383+995.7825" office:value-type="float" office:value="2979.8684" calcext:value-type="float">
            <text:p>2979.8684</text:p>
          </table:table-cell>
          <table:table-cell table:formula="of:=58.6702+60.805+61.2374" office:value-type="float" office:value="180.7126" calcext:value-type="float">
            <text:p>180.7126</text:p>
          </table:table-cell>
          <table:table-cell table:formula="of:=999.4584+998.6669+999.9269" office:value-type="float" office:value="2998.0522" calcext:value-type="float">
            <text:p>2998.0522</text:p>
          </table:table-cell>
          <table:table-cell table:formula="of:=106.6254+95.3246+76.9703" office:value-type="float" office:value="278.9203" calcext:value-type="float">
            <text:p>278.920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0:27.855866232</meta:creation-date>
    <dc:date>2022-07-21T18:07:14.513811278</dc:date>
    <meta:editing-duration>PT8M40S</meta:editing-duration>
    <meta:editing-cycles>5</meta:editing-cycles>
    <meta:generator>LibreOffice/7.3.4.2$Linux_X86_64 LibreOffice_project/30$Build-2</meta:generator>
    <meta:document-statistic meta:table-count="1" meta:cell-count="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64cm" svg:y="0.316cm" chart:style-name="ch2">
          <text:p>Garbage Comparison of Static and Dynamic</text:p>
        </chart:title>
        <chart:legend chart:legend-position="end" svg:x="13.896cm" svg:y="3.952cm" style:legend-expansion="high" chart:style-name="ch3"/>
        <chart:plot-area chart:style-name="ch4" table:cell-range-address="Sheet1.A3:Sheet1.B5 Sheet1.B1:Sheet1.B1 Sheet1.D1:Sheet1.D1 Sheet1.D3:Sheet1.D5" chart:data-source-has-labels="both" svg:x="1.331cm" svg:y="1.275cm" svg:width="12.245cm" svg:height="6.564cm">
          <chart:coordinate-region svg:x="2.323cm" svg:y="1.474cm" svg:width="11.253cm" svg:height="5.718cm"/>
          <chart:axis chart:dimension="x" chart:name="primary-x" chart:style-name="ch5" chartooo:axis-type="auto">
            <chartooo:date-scale/>
            <chart:title svg:x="6.867cm" svg:y="8.01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Sheet1.B3:Sheet1.B5" chart:label-cell-address="Sheet1.B1:Sheet1.B1" chart:class="chart:bar">
            <chart:data-point chart:repeated="3"/>
          </chart:series>
          <chart:series chart:style-name="ch10" chart:values-cell-range-address="Sheet1.D3:Sheet1.D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2989.9714">
                <text:p>2989.9714</text:p>
                <draw:g>
                  <svg:desc>Sheet1.B3:Sheet1.B5</svg:desc>
                </draw:g>
              </table:table-cell>
              <table:table-cell office:value-type="float" office:value="2998.9618">
                <text:p>2998.9618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2994.7726">
                <text:p>2994.7726</text:p>
              </table:table-cell>
              <table:table-cell office:value-type="float" office:value="2998.8649">
                <text:p>2998.8649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2979.8684">
                <text:p>2979.8684</text:p>
              </table:table-cell>
              <table:table-cell office:value-type="float" office:value="2998.0522">
                <text:p>2998.0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6cm" svg:y="0.318cm" chart:style-name="ch2">
          <text:p>Distance Comparison of Static and Dynamic</text:p>
        </chart:title>
        <chart:plot-area chart:style-name="ch3" table:cell-range-address="Sheet1.A3:Sheet1.A5 Sheet1.B1:Sheet1.B1 Sheet1.C3:Sheet1.C5 Sheet1.D1:Sheet1.D1 Sheet1.E3:Sheet1.E5" chart:data-source-has-labels="both" svg:x="1.331cm" svg:y="1.275cm" svg:width="14.349cm" svg:height="6.564cm">
          <chart:coordinate-region svg:x="2.138cm" svg:y="1.475cm" svg:width="13.542cm" svg:height="5.717cm"/>
          <chart:axis chart:dimension="x" chart:name="primary-x" chart:style-name="ch4" chartooo:axis-type="auto">
            <chartooo:date-scale/>
            <chart:title svg:x="7.919cm" svg:y="8.019cm" chart:style-name="ch5">
              <text:p>Region</text:p>
            </chart:title>
            <chart:categories table:cell-range-address="Sheet1.A3:Sheet1.A5"/>
          </chart:axis>
          <chart:axis chart:dimension="y" chart:name="primary-y" chart:style-name="ch6">
            <chart:title svg:x="0.451cm" svg:y="6.03cm" chart:style-name="ch7">
              <text:p>Total Distance (Km)</text:p>
            </chart:title>
          </chart:axis>
          <chart:series chart:style-name="ch8" chart:values-cell-range-address="Sheet1.C3:Sheet1.C5" chart:label-cell-address="Sheet1.B1:Sheet1.B1" chart:class="chart:bar">
            <chart:data-point chart:repeated="3"/>
            <loext:propertry-mapping loext:property="BorderColor" loext:cell-range-address="Sheet1.B1:Sheet1.B1"/>
          </chart:series>
          <chart:series chart:style-name="ch9" chart:values-cell-range-address="Sheet1.E3:Sheet1.E5" chart:label-cell-address="Sheet1.D1:Sheet1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142.0477">
                <text:p>142.0477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B1:Sheet1.B1</svg:desc>
                </draw:g>
              </table:table-cell>
              <table:table-cell office:value-type="float" office:value="240.9362">
                <text:p>240.9362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195.0396">
                <text:p>195.0396</text:p>
              </table:table-cell>
              <table:table-cell office:value-type="float" office:value="NaN">
                <text:p>NaN</text:p>
              </table:table-cell>
              <table:table-cell office:value-type="float" office:value="278.272">
                <text:p>278.272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180.7126">
                <text:p>180.7126</text:p>
              </table:table-cell>
              <table:table-cell office:value-type="float" office:value="NaN">
                <text:p>NaN</text:p>
              </table:table-cell>
              <table:table-cell office:value-type="float" office:value="278.9203">
                <text:p>278.9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